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roadway" svg:font-family="Broadway" style:font-family-generic="decorative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feb8" officeooo:paragraph-rsid="0013feb8"/>
    </style:style>
    <style:style style:name="P2" style:family="paragraph" style:parent-style-name="Standard">
      <style:text-properties style:font-name="Haettenschweiler" officeooo:rsid="0013feb8" officeooo:paragraph-rsid="0013feb8"/>
    </style:style>
    <style:style style:name="P3" style:family="paragraph" style:parent-style-name="Standard" style:list-style-name="L1" style:master-page-name="">
      <loext:graphic-properties draw:fill="none"/>
      <style:paragraph-properties fo:margin-left="2cm" fo:margin-right="1cm" fo:text-align="justify" style:justify-single-word="false" fo:text-indent="0cm" style:auto-text-indent="false" style:page-number="auto" fo:background-color="transparent"/>
      <style:text-properties officeooo:rsid="00140187" officeooo:paragraph-rsid="00140187"/>
    </style:style>
    <style:style style:name="P4" style:family="paragraph" style:parent-style-name="Standard" style:list-style-name="L1">
      <loext:graphic-properties draw:fill="none"/>
      <style:paragraph-properties fo:margin-left="2cm" fo:margin-right="1cm" fo:text-align="justify" style:justify-single-word="false" fo:text-indent="0cm" style:auto-text-indent="false" fo:background-color="transparent"/>
      <style:text-properties officeooo:rsid="00140187" officeooo:paragraph-rsid="00140187"/>
    </style:style>
    <style:style style:name="P5" style:family="paragraph" style:parent-style-name="Standard">
      <loext:graphic-properties draw:fill="none"/>
      <style:paragraph-properties fo:margin-left="2cm" fo:margin-right="1cm" fo:text-align="justify" style:justify-single-word="false" fo:text-indent="0cm" style:auto-text-indent="false" fo:background-color="transparent"/>
      <style:text-properties officeooo:rsid="00140187" officeooo:paragraph-rsid="00140187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3feb8" officeooo:paragraph-rsid="0013feb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feb8" officeooo:paragraph-rsid="0013feb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40187" style:font-weight-asian="bold" style:font-weight-complex="bold"/>
    </style:style>
    <style:style style:name="T1" style:family="text">
      <style:text-properties style:font-name="Haettenschweiler" fo:font-size="14pt" style:font-size-asian="14pt" style:font-size-complex="14pt"/>
    </style:style>
    <style:style style:name="T2" style:family="text">
      <style:text-properties style:font-name="Haettenschweiler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Broadway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4018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FO THE LAST PAGE </text:p>
      <text:p text:style-name="P7">PORTE FOLIO YANN</text:p>
      <text:p text:style-name="P1"/>
      <text:p text:style-name="P1"/>
      <text:p text:style-name="P1">TITRE DU FILM : <text:span text:style-name="T2">THE LAST PAGE</text:span></text:p>
      <text:p text:style-name="P1">POLICE DU TITRE : <text:span text:style-name="T1">HAETTENSCHWEILER</text:span></text:p>
      <text:p text:style-name="P1">REALISATEUR Julien PEIRANO</text:p>
      <text:p text:style-name="P1">CO REALISATEUR Yann CHASTAGNER</text:p>
      <text:p text:style-name="P1">GENRE : Thriller Horrifique / Fantastique</text:p>
      <text:p text:style-name="P1">Durée : 1h06</text:p>
      <text:p text:style-name="P1">PRODUCTIONN <text:span text:style-name="T3">YJ FILM</text:span></text:p>
      <text:p text:style-name="P1">POLICE DU LOGO DE LA PROD : <text:span text:style-name="T3">BRODWAY</text:span></text:p>
      <text:p text:style-name="P1">Lieux du Tournage : CHAPONOST, BRINDAS – FRANCE – RHONES ALPES</text:p>
      <text:p text:style-name="P1"/>
      <text:p text:style-name="P1"/>
      <text:p text:style-name="P8"><text:span text:style-name="T5">COMEDIENS :</text:span></text:p>
      <text:list xml:id="list698192359" text:style-name="L1">
        <text:list-item>
          <text:p text:style-name="P3"><text:span text:style-name="T4">CEDRIC DEVIF</text:span> dans le rôle de <text:span text:style-name="T4">JONATHAN</text:span></text:p>
        </text:list-item>
        <text:list-item>
          <text:p text:style-name="P4"><text:span text:style-name="T4">JULIEN PEIRANO</text:span> dans le rôle de <text:span text:style-name="T4">BASTIEN</text:span></text:p>
        </text:list-item>
        <text:list-item>
          <text:p text:style-name="P4"><text:span text:style-name="T4">ALEXIS THONNERIEUX</text:span> dans le rôle de <text:span text:style-name="T4">YVAN</text:span></text:p>
        </text:list-item>
        <text:list-item>
          <text:p text:style-name="P4"><text:span text:style-name="T4">GABRIEL FRAGGI</text:span> dans le rôle de <text:span text:style-name="T4">EDDY</text:span></text:p>
        </text:list-item>
        <text:list-item>
          <text:p text:style-name="P4"><text:span text:style-name="T4">MATHILDE MANTEL-FORISSIER</text:span> Dans le rôle de <text:span text:style-name="T4">ROSE</text:span></text:p>
        </text:list-item>
        <text:list-item>
          <text:p text:style-name="P4"><text:span text:style-name="T4">YANN CHASTAGNER</text:span> dans le rôle de <text:span text:style-name="T4">SLENDER</text:span></text:p>
        </text:list-item>
        <text:list-item>
          <text:p text:style-name="P4"><text:span text:style-name="T4">STEPHANE GRENIER</text:span> dans le rôle du <text:span text:style-name="T4">PSYCHOLOGUE</text:span></text:p>
        </text:list-item>
        <text:list-item>
          <text:p text:style-name="P4"><text:span text:style-name="T4">JESSICA MARINI</text:span> dans le rôle de <text:span text:style-name="T4">L’INFIRMIERE</text:span></text:p>
        </text:list-item>
      </text:list>
      <text:p text:style-name="P5"><text:span text:style-name="T4"/></text:p>
      <text:p text:style-name="P1"/>
      <text:p text:style-name="P6">PITCH DU FILM : </text:p>
      <text:p text:style-name="P1">Bastien et Jonathan sont deux youtubeur qui enquêtent sur des légendes urbaine. Un soir ou ils décident d’enquêter sur le légendaire Slender-man, il font la rencontre de Rose, Eddy et de Yvan. </text:p>
      <text:p text:style-name="P1">Sans le savoir, ils sont tout les cinq pris en chasse par le Slender-man, leur unique chance est de retrouver 8 mystérieux page disperser dans la foret afin de briquer la malédiction.</text:p>
      <text:p text:style-name="P1"/>
      <text:p text:style-name="P1">Musique d’introduction : TOP OF THE WOLD – THE CARPENTERS</text:p>
      <text:p text:style-name="P1">Musique de cloture : INTO THE FOREST – Valentin Labarthe ; ALICE IS A SLUT – OLD N° 7</text:p>
      <text:p text:style-name="P1"/>
      <text:p text:style-name="P7">INFO COMPLEMENTAIRE : </text:p>
      <text:p text:style-name="P1"/>
      <text:p text:style-name="P1">Le film THE LAST PAGE n’est pas baser sur la légende urbaine, mais est une <text:span text:style-name="T4">Adaptation de la série de jeux vidéo</text:span> SLENDER.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roadway" svg:font-family="Broadway" style:font-family-generic="decorative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5T19:53:56.671000000</meta:creation-date>
    <dc:date>2022-12-15T20:10:15.467000000</dc:date>
    <meta:editing-duration>PT5M1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7" meta:word-count="241" meta:character-count="1339" meta:non-whitespace-character-count="1124"/>
  </office:meta>
</office:document-meta>
</file>